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11b2f3" officeooo:paragraph-rsid="0011b2f3"/>
    </style:style>
    <style:style style:name="P2" style:family="paragraph" style:parent-style-name="Header">
      <style:text-properties fo:color="#666666" officeooo:rsid="0011b2f3" officeooo:paragraph-rsid="0015dee8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1b2f3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63b1f" officeooo:paragraph-rsid="0011b2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202fe5" officeooo:paragraph-rsid="00202fe5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976e5" officeooo:paragraph-rsid="003976e5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af2ec" officeooo:paragraph-rsid="003af2e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c5c04" officeooo:paragraph-rsid="003c5c04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e2ade" officeooo:paragraph-rsid="003e2ade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f6612" officeooo:paragraph-rsid="003f6612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3b8da5" officeooo:paragraph-rsid="003b8da5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3c5c04" officeooo:paragraph-rsid="003c5c04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89a7e" officeooo:paragraph-rsid="00202fe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976e5" officeooo:paragraph-rsid="003976e5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976e5" officeooo:paragraph-rsid="003e2ad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e2ade" officeooo:paragraph-rsid="003e2ade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02fe5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ndu TD/TP<text:span text:style-name="T1">5</text:span> de LABD</text:p>
      <text:p text:style-name="P4"/>
      <text:p text:style-name="P5">Exercice 1</text:p>
      <text:p text:style-name="P13"/>
      <text:p text:style-name="P14">Question 1 :</text:p>
      <text:p text:style-name="P6"/>
      <text:p text:style-name="P6">Retourne l'ensemble des livres contenu dans biblio.xml qui ont un publisher à Addison-Wesley et une année strictement supérieure à 1991, sous la forme d'un élément livre ayant un attribut date et pour contenu le titre du livre.</text:p>
      <text:p text:style-name="P6"/>
      <text:p text:style-name="P14">Question 2 :</text:p>
      <text:p text:style-name="P6"/>
      <text:p text:style-name="P6">Retourne l'ensemble des titres et auteurs (nom/prenom) de chaques livres de la bibliothèque</text:p>
      <text:p text:style-name="P6"/>
      <text:p text:style-name="P14">Question 3 :</text:p>
      <text:p text:style-name="P14"/>
      <text:p text:style-name="P14"><text:span text:style-name="T2">Récupère le nom et le prenom de chaque autheur. Affiche le nom dans la balise last et le prénom dans la balise first.</text:span></text:p>
      <text:p text:style-name="P14"><text:span text:style-name="T2">Ainsi que les titres de cet auteur, ayant le même nom et le même prénom que les valeurs dans les balises le précédent.</text:span></text:p>
      <text:p text:style-name="P14"/>
      <text:p text:style-name="P14">Question 4 :</text:p>
      <text:p text:style-name="P6"/>
      <text:p text:style-name="P6">Retourne des résultats contenant un les informations de l'auteur et tous les titres de livre dont il est l'auteur.</text:p>
      <text:p text:style-name="P6"/>
      <text:p text:style-name="P14">Question 5 :</text:p>
      <text:p text:style-name="P6"/>
      <text:p text:style-name="P6">Recupère tout les livres avec au moins un auteur, affiche le titre de ces auteurs dans une balise book.</text:p>
      <text:p text:style-name="P6">Pour les 3 premiers auteurs, on affiche l'auteur et si le nombre d'auteur est supérieur à <text:s/>2 on met un balise fermante &lt;et-al/&gt;</text:p>
      <text:p text:style-name="P6"/>
      <text:p text:style-name="P14">Question 6 :</text:p>
      <text:p text:style-name="P6"/>
      <text:p text:style-name="P6">Retourne des résultats contenant un les informations de l'auteur et le nombre de livres dont il est l'auteur.</text:p>
      <text:p text:style-name="P6"/>
      <text:p text:style-name="P14"/>
      <text:p text:style-name="P14"/>
      <text:p text:style-name="P14"/>
      <text:p text:style-name="P14"><text:soft-page-break/>Question 7 :</text:p>
      <text:p text:style-name="P6"/>
      <text:p text:style-name="P7">On calcul la moyenne des prix de tous les livres de chaque année.</text:p>
      <text:p text:style-name="P7"/>
      <text:p text:style-name="P11">Exercice 2</text:p>
      <text:p text:style-name="P11"/>
      <text:p text:style-name="P8">declare variable $maisons := "maisons.xml" ;</text:p>
      <text:p text:style-name="P8"/>
      <text:p text:style-name="P8">&lt;html&gt;</text:p>
      <text:p text:style-name="P8"><text:s text:c="2"/>&lt;body&gt;</text:p>
      <text:p text:style-name="P8"><text:s text:c="4"/>&lt;table border="1"&gt;</text:p>
      <text:p text:style-name="P8"><text:s text:c="5"/>&lt;thead&gt;</text:p>
      <text:p text:style-name="P8"><text:s text:c="8"/>&lt;tr&gt;</text:p>
      <text:p text:style-name="P8"><text:s text:c="11"/>&lt;th&gt;Maisons&lt;/th&gt;</text:p>
      <text:p text:style-name="P8"><text:s text:c="11"/>&lt;th&gt;Surface m2&lt;/th&gt;</text:p>
      <text:p text:style-name="P8"><text:s text:c="8"/>&lt;/tr&gt;</text:p>
      <text:p text:style-name="P8"><text:s text:c="5"/>&lt;/thead&gt;</text:p>
      <text:p text:style-name="P8"><text:s text:c="5"/>&lt;tbody&gt;</text:p>
      <text:p text:style-name="P8"/>
      <text:p text:style-name="P8"><text:s text:c="10"/>{</text:p>
      <text:p text:style-name="P8"><text:s text:c="10"/>for $m in doc($maisons)//maison</text:p>
      <text:p text:style-name="P8"><text:s text:c="10"/>return</text:p>
      <text:p text:style-name="P8"><text:s text:c="10"/>&lt;tr&gt;</text:p>
      <text:p text:style-name="P8"><text:s text:c="16"/>&lt;td&gt; {$m/@id} &lt;/td&gt;</text:p>
      <text:p text:style-name="P8"><text:s text:c="16"/>&lt;td&gt; {sum($m//*[not(ancestor::*/@surface-m2)]/@surface-m2)} &lt;/td&gt;</text:p>
      <text:p text:style-name="P8"><text:s text:c="10"/>&lt;/tr&gt;</text:p>
      <text:p text:style-name="P8"><text:s text:c="10"/>}</text:p>
      <text:p text:style-name="P8"/>
      <text:p text:style-name="P8"><text:s text:c="6"/>&lt;/tbody&gt;</text:p>
      <text:p text:style-name="P8"><text:s text:c="4"/>&lt;/table&gt;</text:p>
      <text:p text:style-name="P8"><text:s text:c="2"/>&lt;/body&gt;</text:p>
      <text:p text:style-name="P8">&lt;/html&gt;</text:p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2"><text:soft-page-break/>Exercice 3</text:p>
      <text:p text:style-name="P12"/>
      <text:p text:style-name="P16">Question 1 :</text:p>
      <text:p text:style-name="P9"/>
      <text:p text:style-name="P9">declare function local:getFamilyName($botanicalname, $root){</text:p>
      <text:p text:style-name="P9"><text:s text:c="4"/>for $family in doc($root)//FAMILY</text:p>
      <text:p text:style-name="P9"><text:s text:c="4"/>where $family/SPECIES/text() eq $botanicalname</text:p>
      <text:p text:style-name="P9"><text:s text:c="4"/>return</text:p>
      <text:p text:style-name="P9"><text:s text:c="6"/>&lt;FAMILY&gt;</text:p>
      <text:p text:style-name="P9"><text:s text:c="8"/>{$family/NAME/text()}</text:p>
      <text:p text:style-name="P9"><text:s text:c="6"/>&lt;/FAMILY&gt;</text:p>
      <text:p text:style-name="P9">};</text:p>
      <text:p text:style-name="P9"></text:p>
      <text:p text:style-name="P9"></text:p>
      <text:p text:style-name="P9">&lt;CATALOG&gt;</text:p>
      <text:p text:style-name="P9">{</text:p>
      <text:p text:style-name="P9">let $p := "plant_catalog.xml"</text:p>
      <text:p text:style-name="P9">let $f := "plant_families.xml"</text:p>
      <text:p text:style-name="P9">for $plant in distinct-values(doc($d))</text:p>
      <text:p text:style-name="P9"><text:s text:c="2"/>return</text:p>
      <text:p text:style-name="P9"><text:s text:c="6"/>&lt;PLANT&gt;</text:p>
      <text:p text:style-name="P9"><text:s text:c="8"/>{$plant/COMMON}</text:p>
      <text:p text:style-name="P9"><text:s text:c="8"/>{$plant/BOTANICAL}</text:p>
      <text:p text:style-name="P9"><text:s text:c="8"/>{$plant/ZONE}</text:p>
      <text:p text:style-name="P9"><text:s text:c="8"/>{$plant/LIGHT}</text:p>
      <text:p text:style-name="P9"><text:s text:c="8"/>{$plant/PRICE}</text:p>
      <text:p text:style-name="P9"><text:s text:c="8"/>{local:getFamilyName($plant/BOTANICAL/text(), $f)}</text:p>
      <text:p text:style-name="P9"><text:s text:c="8"/>{$plant/AVAILABILITY}</text:p>
      <text:p text:style-name="P9"><text:s text:c="6"/>&lt;/PLANT&gt;</text:p>
      <text:p text:style-name="P9">}</text:p>
      <text:p text:style-name="P9">&lt;/CATALOG&gt;</text:p>
      <text:p text:style-name="P9"/>
      <text:p text:style-name="P9"><text:span text:style-name="T3">Question 2 :</text:span></text:p>
      <text:p text:style-name="P9"/>
      <text:p text:style-name="P9">declare function local:creationPlant($light, $root){</text:p>
      <text:p text:style-name="P9"><text:s text:c="4"/>for $plant in doc($root)//PLANT</text:p>
      <text:p text:style-name="P9"><text:s text:c="4"/>where $plant/LIGHT/text() eq $light</text:p>
      <text:p text:style-name="P9"><text:s text:c="4"/>return</text:p>
      <text:p text:style-name="P9"><text:s text:c="6"/>&lt;PLANT&gt;</text:p>
      <text:p text:style-name="P9"><text:s text:c="8"/>{$plant/COMMON}</text:p>
      <text:p text:style-name="P9"><text:s text:c="8"/>{$plant/BOTANICAL}</text:p>
      <text:p text:style-name="P9"><text:s text:c="8"/>{$plant/ZONE}</text:p>
      <text:p text:style-name="P9"><text:soft-page-break/><text:s text:c="8"/>{$plant/PRICE}</text:p>
      <text:p text:style-name="P9"><text:s text:c="8"/>{$plant/AVAILABILITY}</text:p>
      <text:p text:style-name="P9"><text:s text:c="6"/>&lt;/PLANT&gt;</text:p>
      <text:p text:style-name="P9">};</text:p>
      <text:p text:style-name="P9"/>
      <text:p text:style-name="P9"/>
      <text:p text:style-name="P9">&lt;CATALOG&gt;</text:p>
      <text:p text:style-name="P9">{</text:p>
      <text:p text:style-name="P9">let $d := "plant_catalog.xml"</text:p>
      <text:p text:style-name="P9">for $light in distinct-values(doc($d)//LIGHT/text())</text:p>
      <text:p text:style-name="P9"><text:s text:c="2"/>return</text:p>
      <text:p text:style-name="P9"><text:s text:c="6"/>&lt;LIGHT&gt;</text:p>
      <text:p text:style-name="P9"><text:s text:c="8"/>&lt;EXPOSURE&gt; {$light} &lt;/EXPOSURE&gt;</text:p>
      <text:p text:style-name="P9"><text:s text:c="8"/>{local:creationPlant($light, $d)}</text:p>
      <text:p text:style-name="P9"><text:s text:c="6"/>&lt;/LIGHT&gt;</text:p>
      <text:p text:style-name="P9">}</text:p>
      <text:p text:style-name="P9">&lt;/CATALOG&gt;</text:p>
      <text:p text:style-name="P15"/>
      <text:p text:style-name="P16">Question 3 :</text:p>
      <text:p text:style-name="P16"/>
      <text:p text:style-name="P9">declare function local:getFamilyName($botanicalname, $root){</text:p>
      <text:p text:style-name="P9"><text:s text:c="4"/>for $family in doc($root)//FAMILY</text:p>
      <text:p text:style-name="P9"><text:s text:c="4"/>where $family/SPECIES/text() eq $botanicalname</text:p>
      <text:p text:style-name="P9"><text:s text:c="4"/>return</text:p>
      <text:p text:style-name="P9"><text:s text:c="6"/>&lt;FAMILY&gt;</text:p>
      <text:p text:style-name="P9"><text:s text:c="8"/>{$family/NAME/text()}</text:p>
      <text:p text:style-name="P9"><text:s text:c="6"/>&lt;/FAMILY&gt;</text:p>
      <text:p text:style-name="P9">};</text:p>
      <text:p text:style-name="P9"></text:p>
      <text:p text:style-name="P9">declare function local:creationPlant($light, $root, $families){</text:p>
      <text:p text:style-name="P9"><text:s text:c="4"/>for $plant in doc($root)//PLANT</text:p>
      <text:p text:style-name="P9"><text:s text:c="4"/>where $plant/LIGHT/text() eq $light</text:p>
      <text:p text:style-name="P9"><text:s text:c="4"/>order by $plant/COMMON ascending</text:p>
      <text:p text:style-name="P9"><text:s text:c="4"/>return</text:p>
      <text:p text:style-name="P9"><text:s text:c="6"/>&lt;PLANT&gt;</text:p>
      <text:p text:style-name="P9"><text:s text:c="8"/>{$plant/COMMON}</text:p>
      <text:p text:style-name="P9"><text:s text:c="8"/>{$plant/BOTANICAL}</text:p>
      <text:p text:style-name="P9"><text:s text:c="8"/>{$plant/ZONE}</text:p>
      <text:p text:style-name="P9"><text:s text:c="8"/>{$plant/PRICE}</text:p>
      <text:p text:style-name="P9"><text:s text:c="8"/>{local:getFamilyName($plant/BOTANICAL/text(), $families)}</text:p>
      <text:p text:style-name="P9"><text:s text:c="8"/>{$plant/AVAILABILITY}</text:p>
      <text:p text:style-name="P9"><text:s text:c="6"/>&lt;/PLANT&gt;</text:p>
      <text:p text:style-name="P9"><text:soft-page-break/>};</text:p>
      <text:p text:style-name="P9">&lt;CATALOG&gt;</text:p>
      <text:p text:style-name="P9">{</text:p>
      <text:p text:style-name="P9">let $d := "plant_catalog.xml"</text:p>
      <text:p text:style-name="P9">let $f := "plant_families.xml"</text:p>
      <text:p text:style-name="P9">for $light in distinct-values(doc($d)//LIGHT/text())</text:p>
      <text:p text:style-name="P9">order by $light ascending</text:p>
      <text:p text:style-name="P9"><text:s text:c="2"/>return</text:p>
      <text:p text:style-name="P9"><text:s text:c="6"/>&lt;LIGHT&gt;</text:p>
      <text:p text:style-name="P9"><text:s text:c="8"/>&lt;EXPOSURE&gt; {$light} &lt;/EXPOSURE&gt;</text:p>
      <text:p text:style-name="P9"><text:s text:c="8"/>{local:creationPlant($light, $d, $f)}</text:p>
      <text:p text:style-name="P9"><text:s text:c="6"/>&lt;/LIGHT&gt;</text:p>
      <text:p text:style-name="P9">}</text:p>
      <text:p text:style-name="P9">&lt;/CATALOG&gt;</text:p>
      <text:p text:style-name="P9"></text:p>
      <text:p text:style-name="P16">Question 4 :</text:p>
      <text:p text:style-name="P16"/>
      <text:p text:style-name="P10">(: Calcule la somme entre la quantité et le prix :)</text:p>
      <text:p text:style-name="P10">declare function local:somme($common, $quantite, $root_c){</text:p>
      <text:p text:style-name="P10"><text:s text:c="4"/>for $plant in doc($root_c)//PLANT</text:p>
      <text:p text:style-name="P10"><text:s text:c="4"/>where $plant/COMMON/text() eq $common</text:p>
      <text:p text:style-name="P10"><text:s text:c="4"/>let $res := xs:integer($quantite) * xs:double(substring($plant/PRICE, 2))</text:p>
      <text:p text:style-name="P10"><text:s text:c="4"/>return</text:p>
      <text:p text:style-name="P10"><text:s text:c="6"/>$res</text:p>
      <text:p text:style-name="P10">};</text:p>
      <text:p text:style-name="P10">&lt;PRICE&gt;</text:p>
      <text:p text:style-name="P10">{</text:p>
      <text:p text:style-name="P10">round-half-to-even(</text:p>
      <text:p text:style-name="P10">sum(</text:p>
      <text:p text:style-name="P10">let $o := "plant_order.xml"</text:p>
      <text:p text:style-name="P10">let $d := "plant_catalog.xml"</text:p>
      <text:p text:style-name="P10">let $somme := 0</text:p>
      <text:p text:style-name="P10">(: Recupere pour chaque plant son common et sa quantite :)</text:p>
      <text:p text:style-name="P10">for $plant in doc($o)//PLANT,</text:p>
      <text:p text:style-name="P10"><text:s text:c="4"/>$common in $plant/COMMON/text(),</text:p>
      <text:p text:style-name="P10"><text:s text:c="4"/>$quantite in $plant/QUANTITY/text()</text:p>
      <text:p text:style-name="P10">return</text:p>
      <text:p text:style-name="P10"><text:s text:c="4"/>local:somme($common, $quantite, $d)</text:p>
      <text:p text:style-name="P10">)</text:p>
      <text:p text:style-name="P10">, 2)</text:p>
      <text:p text:style-name="P10">}</text:p>
      <text:p text:style-name="P10">&lt;/PRIC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1b2f3" officeooo:paragraph-rsid="0011b2f3"/>
    </style:style>
    <style:style style:name="MP2" style:family="paragraph" style:parent-style-name="Header">
      <style:text-properties fo:color="#666666" officeooo:rsid="0011b2f3" officeooo:paragraph-rsid="0015dee8"/>
    </style:style>
    <style:style style:name="MT1" style:family="text">
      <style:text-properties officeooo:rsid="00202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aster Informatique</text:p>
        <text:p text:style-name="MP2">Quetstroey Charlie<text:tab/><text:tab/><text:span text:style-name="MT1">2</text:span>/0<text:span text:style-name="MT1">3</text:span>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23T15:47:05.434780844</meta:creation-date>
    <dc:date>2016-03-09T22:06:16.629998424</dc:date>
    <dc:creator>Quetstroey </dc:creator>
    <meta:editing-duration>PT1H3M31S</meta:editing-duration>
    <meta:editing-cycles>46</meta:editing-cycles>
    <meta:generator>LibreOffice/4.2.8.2$Linux_X86_64 LibreOffice_project/420m0$Build-2</meta:generator>
    <meta:document-statistic meta:table-count="0" meta:image-count="0" meta:object-count="0" meta:page-count="5" meta:paragraph-count="161" meta:word-count="514" meta:character-count="4423" meta:non-whitespace-character-count="3468"/>
  </office:meta>
</office:document-meta>
</file>